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09fb6" officeooo:paragraph-rsid="00109fb6"/>
    </style:style>
    <style:style style:name="P2" style:family="paragraph" style:parent-style-name="Standard">
      <style:text-properties fo:color="#127622" loext:opacity="100%" officeooo:rsid="00129797" officeooo:paragraph-rsid="00129797"/>
    </style:style>
    <style:style style:name="P3" style:family="paragraph" style:parent-style-name="Standard">
      <style:text-properties fo:color="#127622" loext:opacity="100%" officeooo:rsid="00109fb6" officeooo:paragraph-rsid="00109fb6"/>
    </style:style>
    <style:style style:name="P4" style:family="paragraph" style:parent-style-name="Standard">
      <style:text-properties fo:color="#127622" loext:opacity="100%" officeooo:rsid="0012fb5c" officeooo:paragraph-rsid="0012fb5c"/>
    </style:style>
    <style:style style:name="T1" style:family="text">
      <style:text-properties officeooo:rsid="0012fb5c"/>
    </style:style>
    <style:style style:name="T2" style:family="text">
      <style:text-properties fo:color="#127622" loext:opacity="100%"/>
    </style:style>
    <style:style style:name="T3" style:family="text">
      <style:text-properties fo:color="#127622" loext:opacity="100%" officeooo:rsid="0012f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et prénom de l’élève</text:p>
      <text:p text:style-name="P1">01/09/2023</text:p>
      <text:p text:style-name="P1">Séance n°1 : Les données et les métadonnées</text:p>
      <text:p text:style-name="P1"/>
      <text:p text:style-name="P1">Donnez le titre, l'interprète, l'album, l'année de publication du morceau de musique suivant : musique.mp3.</text:p>
      <text:p text:style-name="P2">Titre : L’arbre flanche</text:p>
      <text:p text:style-name="P2">Album ; ...que vive l’industrie</text:p>
      <text:p text:style-name="P2">Année : 2004</text:p>
      <text:p text:style-name="P3"/>
      <text:p text:style-name="P1">Quel logiciel a été utilisé pour rédiger le document suivant : droits-des-enfants.pdf ?</text:p>
      <text:p text:style-name="P3">Adobe InDesign CC 2017 (Windows) <text:span text:style-name="T1">Attention, il faut ouvrir le fichier avec un lecteur PDF puis afficher les propriétés.</text:span></text:p>
      <text:p text:style-name="P1"/>
      <text:p text:style-name="P1"/>
      <text:p text:style-name="P1">Un professeur de mathématiques a ramassé les devoirs de Peter et Judy : devoir-peter.ods et devoir-judy.ods. Les devoirs sont identiques : l'un des deux a triché et s'est contenté de faire un copier-coller du travail de son camarade. Lequel ? Justifiez votre réponse.</text:p>
      <text:p text:style-name="P1"/>
      <text:p text:style-name="P4">C’est Peter qui a « triché » car il a créé le fichier le 02/01/2020 à 11:08:34 et a l’a modifié pour la dernière fois le 02/01/2020 à 11:08:34 alors que Judy l’a modifié le 02/01/2020 à 11:08:34. De plus, elle a travaillé sur le fichier pendant 5h08min21 alors que Peter n’y a passé que 30 s !</text:p>
      <text:p text:style-name="P1"/>
      <text:p text:style-name="P1"/>
      <text:p text:style-name="P1"/>
      <text:p text:style-name="P1">Quel est l'auteur de la photo ? <text:span text:style-name="T2">Daniel Villafruela</text:span></text:p>
      <text:p text:style-name="P1">Le flash était-il allumé ? <text:span text:style-name="T3">Non</text:span></text:p>
      <text:p text:style-name="P1">À quelle date a été prise la photo ? <text:span text:style-name="T3">30/10/2016</text:span></text:p>
      <text:p text:style-name="P1">Quelle est la marque de l'appareil photo utilisé ? <text:span text:style-name="T3">Canon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0T16:03:40.918000000</meta:creation-date>
    <meta:editing-cycles>2</meta:editing-cycles>
    <meta:editing-duration>PT29M13S</meta:editing-duration>
    <meta:keyword>SNT</meta:keyword>
    <meta:keyword>métadonnées</meta:keyword>
    <dc:subject>Compte-rendu de l'activité "Métadonnées"</dc:subject>
    <dc:title>TP : Métadonnées</dc:title>
    <dc:date>2023-07-20T16:43:14.989000000</dc:date>
    <meta:generator>LibreOffice/7.0.4.2$Windows_X86_64 LibreOffice_project/dcf040e67528d9187c66b2379df5ea4407429775</meta:generator>
    <meta:document-statistic meta:table-count="0" meta:image-count="0" meta:object-count="0" meta:page-count="1" meta:paragraph-count="15" meta:word-count="209" meta:character-count="1199" meta:non-whitespace-character-count="1005"/>
  </office:meta>
</office:document-meta>
</file>